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e504" officeooo:paragraph-rsid="0016e504"/>
    </style:style>
    <style:style style:name="P2" style:family="paragraph" style:parent-style-name="Standard">
      <style:paragraph-properties fo:text-align="start" style:justify-single-word="false"/>
      <style:text-properties officeooo:rsid="0016e504" officeooo:paragraph-rsid="0016e504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3a10e" officeooo:paragraph-rsid="00179224"/>
    </style:style>
    <style:style style:name="P4" style:family="paragraph" style:parent-style-name="Text_20_body">
      <style:paragraph-properties fo:text-align="start" style:justify-single-word="false"/>
      <style:text-properties fo:font-style="normal" officeooo:rsid="0020d898" officeooo:paragraph-rsid="001ad5f2" style:font-style-asian="normal" style:font-style-complex="normal"/>
    </style:style>
    <style:style style:name="P5" style:family="paragraph" style:parent-style-name="Standard" style:list-style-name="L1">
      <style:text-properties fo:font-style="italic" officeooo:rsid="00113452" officeooo:paragraph-rsid="00179224"/>
    </style:style>
    <style:style style:name="P6" style:family="paragraph" style:parent-style-name="Standard" style:list-style-name="L1">
      <style:text-properties fo:font-style="italic" officeooo:rsid="00125af9" officeooo:paragraph-rsid="00179224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italic" officeooo:rsid="0013a10e" officeooo:paragraph-rsid="00179224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officeooo:rsid="00180014" officeooo:paragraph-rsid="00196404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officeooo:rsid="0022be3d" officeooo:paragraph-rsid="00196404" style:font-style-asian="normal" style:font-style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officeooo:rsid="0020d898" officeooo:paragraph-rsid="00196404" style:font-style-asian="normal" style:font-style-complex="normal"/>
    </style:style>
    <style:style style:name="P11" style:family="paragraph" style:parent-style-name="Text_20_body" style:list-style-name="L1">
      <style:text-properties officeooo:paragraph-rsid="00196404"/>
    </style:style>
    <style:style style:name="P12" style:family="paragraph" style:parent-style-name="Text_20_body" style:list-style-name="L1">
      <style:paragraph-properties fo:text-align="start" style:justify-single-word="false"/>
      <style:text-properties fo:font-style="normal" officeooo:rsid="0020d898" officeooo:paragraph-rsid="00196404" style:font-style-asian="normal" style:font-style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font-style="normal" officeooo:rsid="0020d898" officeooo:paragraph-rsid="001bd401" style:font-style-asian="normal" style:font-style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font-style="normal" officeooo:rsid="0020d898" officeooo:paragraph-rsid="001c722a" style:font-style-asian="normal" style:font-style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fo:font-style="normal" officeooo:rsid="0020d898" officeooo:paragraph-rsid="001ad5f2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6227f" style:font-style-asian="normal" style:font-style-complex="normal"/>
    </style:style>
    <style:style style:name="T4" style:family="text">
      <style:text-properties fo:font-style="normal" officeooo:rsid="0052b934" style:font-style-asian="normal" style:font-style-complex="normal"/>
    </style:style>
    <style:style style:name="T5" style:family="text">
      <style:text-properties fo:font-style="normal" officeooo:rsid="005c807c" style:font-style-asian="normal" style:font-style-complex="normal"/>
    </style:style>
    <style:style style:name="T6" style:family="text">
      <style:text-properties fo:font-style="normal" officeooo:rsid="005b99b7" style:font-style-asian="normal" style:font-style-complex="normal"/>
    </style:style>
    <style:style style:name="T7" style:family="text">
      <style:text-properties fo:font-style="normal" officeooo:rsid="001ad5f2" style:font-style-asian="normal" style:font-style-complex="normal"/>
    </style:style>
    <style:style style:name="T8" style:family="text">
      <style:text-properties fo:font-style="normal" officeooo:rsid="001bd401" style:font-style-asian="normal" style:font-style-complex="normal"/>
    </style:style>
    <style:style style:name="T9" style:family="text">
      <style:text-properties fo:font-style="normal" officeooo:rsid="001c722a" style:font-style-asian="normal" style:font-style-complex="normal"/>
    </style:style>
    <style:style style:name="T10" style:family="text">
      <style:text-properties fo:font-style="normal" officeooo:rsid="001e1a10" style:font-style-asian="normal" style:font-style-complex="normal"/>
    </style:style>
    <style:style style:name="T11" style:family="text">
      <style:text-properties fo:font-style="normal" fo:font-weight="bold" officeooo:rsid="001ad5f2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ferences</text:span> </text:p>
      <text:p text:style-name="P1"/>
      <text:p text:style-name="P1"/>
      <text:list xml:id="list3607275108441456863" text:style-name="L1">
        <text:list-item>
          <text:p text:style-name="P5"><text:a xlink:type="simple" xlink:href="https://theintercept.com/drone-papers/a-visual-glossary/" text:style-name="Internet_20_link" text:visited-style-name="Visited_20_Internet_20_Link">https://theintercept.com/drone-papers/a-visual-glossary/</text:a></text:p>
        </text:list-item>
        <text:list-item>
          <text:p text:style-name="P6"><text:a xlink:type="simple" xlink:href="https://search.edwardsnowden.com/search?utf8=✓&amp;q=skynet" text:style-name="Internet_20_link" text:visited-style-name="Visited_20_Internet_20_Link">https://search.edwardsnowden.com/</text:a></text:p>
        </text:list-item>
        <text:list-item>
          <text:p text:style-name="P7"><text:a xlink:type="simple" xlink:href="http://electrospaces.blogspot.co.uk/p/nicknames-and-codewords.html" text:style-name="Internet_20_link" text:visited-style-name="Visited_20_Internet_20_Link">http://electrospaces.blogspot.co.uk/p/nicknames-and-codewords.html</text:a></text:p>
        </text:list-item>
        <text:list-item>
          <text:p text:style-name="P8"><text:a xlink:type="simple" xlink:href="https://theintercept.com/document/2015/05/08/skynet-applying-advanced-cloud-based-behavior-analytics/" text:style-name="Internet_20_link" text:visited-style-name="Visited_20_Internet_20_Link"><text:span text:style-name="T2">https://theintercept.com/document/2015/05/08/skynet-applying-advanced-cloud-based-behavior-analytics/</text:span></text:a></text:p>
        </text:list-item>
        <text:list-item>
          <text:p text:style-name="P9"><text:a xlink:type="simple" xlink:href="https://www.washingtonpost.com/apps/g/page/national/inner-workings-of-a-top-secret-spy-program/282/" text:style-name="Internet_20_link" text:visited-style-name="Visited_20_Internet_20_Link">https://www.washingtonpost.com/apps/g/page/national/inner-workings-of-a-top-secret-spy-program/282/</text:a></text:p>
        </text:list-item>
        <text:list-item>
          <text:p text:style-name="P10"><text:a xlink:type="simple" xlink:href="http://www.nationsonline.org/oneworld/country_code_list.htm" text:style-name="Internet_20_link" text:visited-style-name="Visited_20_Internet_20_Link"><text:span text:style-name="Emphasis">http://www.nationsonline.org/oneworld/country_code_list.htm</text:span></text:a></text:p>
        </text:list-item>
        <text:list-item>
          <text:p text:style-name="P12"><text:a xlink:type="simple" xlink:href="http://users.sussex.ac.uk/~christ/crs/ml/lec03a.html" text:style-name="Internet_20_link" text:visited-style-name="Visited_20_Internet_20_Link"><text:span text:style-name="Emphasis"><text:span text:style-name="T3">http://users.sussex.ac.uk/~christ/crs/ml/lec03a.html</text:span></text:span></text:a></text:p>
        </text:list-item>
        <text:list-item>
          <text:p text:style-name="P12"><text:a xlink:type="simple" xlink:href="http://blog.echen.me/2011/03/14/laymans-introduction-to-random-forests/" text:style-name="Internet_20_link" text:visited-style-name="Visited_20_Internet_20_Link"><text:span text:style-name="Emphasis"><text:span text:style-name="T4">http://blog.echen.me/2011/03/14/laymans-introduction-to-random-forests/</text:span></text:span></text:a></text:p>
        </text:list-item>
        <text:list-item>
          <text:p text:style-name="P11"><text:a xlink:type="simple" xlink:href="https://theintercept.com/2015/05/08/u-s-government-designated-prominent-al-jazeera-journalist-al-qaeda-member-put-watch-list/" text:style-name="Internet_20_link" text:visited-style-name="Visited_20_Internet_20_Link"><text:span text:style-name="Emphasis"><text:span text:style-name="T6">https://theintercept.com/2015/05/08/u-s-government-designated-prominent-al-jazeera-journalist-al-qaeda-member-put-watch-list/</text:span></text:span></text:a></text:p>
        </text:list-item>
        <text:list-item>
          <text:p text:style-name="P12"><text:a xlink:type="simple" xlink:href="https://theintercept.com/2014/02/10/the-nsas-secret-role/" text:style-name="Internet_20_link" text:visited-style-name="Visited_20_Internet_20_Link"><text:span text:style-name="Emphasis"><text:span text:style-name="T5">https://theintercept.com/2014/02/10/the-nsas-secret-role/</text:span></text:span></text:a></text:p>
        </text:list-item>
        <text:list-item>
          <text:p text:style-name="P13"><text:a xlink:type="simple" xlink:href="http://arstechnica.co.uk/security/2016/02/the-nsas-skynet-program-may-be-killing-thousands-of-innocent-people/" text:style-name="Internet_20_link" text:visited-style-name="Visited_20_Internet_20_Link"><text:span text:style-name="Emphasis"><text:span text:style-name="T8">http://arstechnica.co.uk/security/2016/02/the-nsas-skynet-program-may-be-killing-thousands-of-innocent-people/</text:span></text:span></text:a></text:p>
        </text:list-item>
        <text:list-item>
          <text:p text:style-name="P14"><text:a xlink:type="simple" xlink:href="http://abcnews.go.com/blogs/headlines/2014/05/ex-nsa-chief-we-kill-people-based-on-metadata/" text:style-name="Internet_20_link" text:visited-style-name="Visited_20_Internet_20_Link"><text:span text:style-name="Emphasis"><text:span text:style-name="T9">http://abcnews.go.com/blogs/headlines/2014/05/ex-nsa-chief-we-kill-people-based-on-metadata/</text:span></text:span></text:a></text:p>
        </text:list-item>
      </text:list>
      <text:p text:style-name="P4"><text:span text:style-name="Emphasis"><text:span text:style-name="T11">extras </text:span></text:span></text:p>
      <text:list xml:id="list193258246214138" text:continue-numbering="true" text:style-name="L1">
        <text:list-item>
          <text:p text:style-name="P15"><text:span text:style-name="Emphasis"><text:span text:style-name="T7">snowden </text:span></text:span><text:span text:style-name="Emphasis"><text:span text:style-name="T10">(2016)</text:span></text:span><text:span text:style-name="Emphasis"><text:span text:style-name="T7"> (oliver stone film)</text:span></text:span></text:p>
        </text:list-item>
        <text:list-item>
          <text:p text:style-name="P15"><text:span text:style-name="Emphasis"><text:span text:style-name="T7">the intercept</text:span></text:span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9:49:20.873467914</meta:creation-date>
    <dc:date>2016-11-29T19:32:56.772048039</dc:date>
    <meta:editing-duration>PT2H8M32S</meta:editing-duration>
    <meta:editing-cycles>8</meta:editing-cycles>
    <meta:generator>LibreOffice/5.1.4.2$Linux_x86 LibreOffice_project/10m0$Build-2</meta:generator>
    <meta:document-statistic meta:table-count="0" meta:image-count="0" meta:object-count="0" meta:page-count="1" meta:paragraph-count="16" meta:word-count="35" meta:character-count="1000" meta:non-whitespace-character-count="993"/>
  </office:meta>
</office:document-meta>
</file>